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f90" officeooo:paragraph-rsid="001f2f90" style:font-weight-asian="bold" style:font-weight-complex="bold"/>
    </style:style>
    <style:style style:name="P2" style:family="paragraph" style:parent-style-name="Standard">
      <style:text-properties fo:font-weight="normal" officeooo:rsid="001f2f90" officeooo:paragraph-rsid="001f2f90" style:font-weight-asian="normal" style:font-weight-complex="normal"/>
    </style:style>
    <style:style style:name="T1" style:family="text">
      <style:text-properties officeooo:rsid="002113cb"/>
    </style:style>
    <style:style style:name="T2" style:family="text">
      <style:text-properties officeooo:rsid="00226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, Stop, Continue, More of, Less of -ympyrä</text:p>
      <text:p text:style-name="P1"/>
      <text:p text:style-name="P2">- <text:span text:style-name="T1">Retrospektiiviin</text:span> käytetään 10 minuuttia (pienet ryhmät) tai jopa 25 minuuttia (isommat ryhmät).</text:p>
      <text:p text:style-name="P2">- Julisteen kokoiselle paperille piirretään ympyrä, joka jaetaan nimen mukaisesti viiteen eri kategoriaan.</text:p>
      <text:p text:style-name="P2">- Kysytään ryhmältä:</text:p>
      <text:p text:style-name="P2">* mitä tulisi tehdä</text:p>
      <text:p text:style-name="P2">* minkä asian tekeminen tulisi lopettaa (ei hyödyllistä tällä hetkellä)</text:p>
      <text:p text:style-name="P2">* mitä meidän kannattaisi tehdä jatkossakin</text:p>
      <text:p text:style-name="P2">* mitä tehdä enemmän</text:p>
      <text:p text:style-name="P2">* mitä tehdä vähemmän</text:p>
      <text:p text:style-name="P2">- ryhmän kommentit kirjataan ylös oikean kategorian kohdalle</text:p>
      <text:p text:style-name="P2"/>
      <text:p text:style-name="P1">Glad, Sad, Mad</text:p>
      <text:p text:style-name="P1"/>
      <text:p text:style-name="P2">- <text:span text:style-name="T1">Retrospektiiviin käytetään enintään 60 minuuttia</text:span></text:p>
      <text:p text:style-name="P2">- <text:span text:style-name="T1">Osallistujat kirjoittavat lapuille lyhyitä huomioita edellisen sprintin asioista</text:span></text:p>
      <text:p text:style-name="P2">- <text:span text:style-name="T1">Seuraavaksi laput sijoitetaan taululle ja selitetään lyhyesti</text:span></text:p>
      <text:p text:style-name="P2">- <text:span text:style-name="T1">Taulu jaetaan kolmeen sarakkeeseen (glad, mad, sad) ja laput sijoitetaan osuvimman kategorian alle</text:span></text:p>
      <text:p text:style-name="P2">- <text:span text:style-name="T1">Lappuja ryhmitellään (toisiinsa liittyvät tai samat asiat lähemmäksi toisiaan)</text:span></text:p>
      <text:p text:style-name="P2">- <text:span text:style-name="T1">Osallistujat äänestävät siitä mitä asioita tulisi käsitellä enemmän</text:span></text:p>
      <text:p text:style-name="P2">- <text:span text:style-name="T2">Asioita käsitellään ryhmässä äänien määrän perusteella tärkeimmistä vähemmän tärkeisiin. Keskustelu päättyy kun tunti on kulunut tai kaikki asiat on käyty lä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3:42:06.580898856</meta:creation-date>
    <dc:date>2016-04-02T13:56:22.413220440</dc:date>
    <meta:editing-duration>PT14M14S</meta:editing-duration>
    <meta:editing-cycles>5</meta:editing-cycles>
    <meta:generator>LibreOffice/4.4.0.3$Linux_X86_64 LibreOffice_project/40m0$Build-3</meta:generator>
    <meta:document-statistic meta:table-count="0" meta:image-count="0" meta:object-count="0" meta:page-count="1" meta:paragraph-count="18" meta:word-count="154" meta:character-count="1124" meta:non-whitespace-character-count="988"/>
  </office:meta>
</office:document-meta>
</file>